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T-Eesti-Pro-Text-Book" svg:font-family="GT-Eesti-Pro-Text-Book, Helvetica, sans-serif"/>
    <style:font-face style:name="Vardana" svg:font-family="Vardana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71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0.4472in"/>
    </style:style>
    <style:style style:name="Table1.B" style:family="table-column">
      <style:table-column-properties style:column-width="0.9451in"/>
    </style:style>
    <style:style style:name="Table1.C" style:family="table-column">
      <style:table-column-properties style:column-width="0.8458in"/>
    </style:style>
    <style:style style:name="Table1.D" style:family="table-column">
      <style:table-column-properties style:column-width="0.3486in"/>
    </style:style>
    <style:style style:name="Table1.E" style:family="table-column">
      <style:table-column-properties style:column-width="0.7958in"/>
    </style:style>
    <style:style style:name="Table1.F" style:family="table-column">
      <style:table-column-properties style:column-width="1.2465in"/>
    </style:style>
    <style:style style:name="Table1.G" style:family="table-column">
      <style:table-column-properties style:column-width="0.8847in"/>
    </style:style>
    <style:style style:name="Table1.H" style:family="table-column">
      <style:table-column-properties style:column-width="1.4132in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H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2" style:family="table-row">
      <style:table-row-properties fo:background-color="transparent" fo:keep-together="auto">
        <style:background-image/>
      </style:table-row-properties>
    </style:style>
    <style:style style:name="Table1.A2" style:family="table-cell">
      <style:table-cell-properties style:vertical-align="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style:min-row-height="1.0625in"/>
    </style:style>
    <style:style style:name="Table1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1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1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1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1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1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1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12" style:family="table-row">
      <style:table-row-properties style:min-row-height="0.9375in"/>
    </style:style>
    <style:style style:name="Table1.A1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1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1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1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13" style:family="table-row">
      <style:table-row-properties style:min-row-height="0.3076in"/>
    </style:style>
    <style:style style:name="Table1.A1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1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1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1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1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1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1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1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1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1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1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1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1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1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1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1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1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17" style:family="table-row">
      <style:table-row-properties style:min-row-height="0.225in"/>
    </style:style>
    <style:style style:name="Table1.A1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1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1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1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1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1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1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1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1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1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1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1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1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1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2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2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2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2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2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2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2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2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2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2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2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2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2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2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2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2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2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2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2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2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2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2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2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2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2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2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2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2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2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3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3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3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3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3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3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3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3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3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3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3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3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3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3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3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3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3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3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3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3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3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3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3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3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3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3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3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3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3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3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3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3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3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3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3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3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3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3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3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3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3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3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3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3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3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3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3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3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3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3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3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3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40" style:family="table-row">
      <style:table-row-properties style:min-row-height="0.7778in"/>
    </style:style>
    <style:style style:name="Table1.A4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4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4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4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4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4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4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4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4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4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4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4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4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4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4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4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4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4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4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4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4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4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4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4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4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4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4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4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4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4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4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4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4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4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4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4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4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4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4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4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4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4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4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4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4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4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4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4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4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4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4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4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4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4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4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4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4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4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4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4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4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4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5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5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5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5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5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5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5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5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5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5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5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5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5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5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5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5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5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5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5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5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5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53" style:family="table-row">
      <style:table-row-properties style:min-row-height="0.2681in"/>
    </style:style>
    <style:style style:name="Table1.A5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5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5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5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5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5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5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5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5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5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5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5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5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5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5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5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5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5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5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5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5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5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5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5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5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5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5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5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5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5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5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5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5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5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5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5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5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5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5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5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5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5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5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5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5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6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6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6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6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6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6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6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6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6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6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6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6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6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6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6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6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6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6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6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6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6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6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6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6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6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6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6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6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6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6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6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6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6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6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6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6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6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6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6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6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6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6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6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6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6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6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6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6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6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6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6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6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6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6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6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G6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H6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paragraph-rsid="0040297e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0cbfa" officeooo:paragraph-rsid="0000cbf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1fb44" officeooo:paragraph-rsid="0001fb4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1fb44" officeooo:paragraph-rsid="0001fb4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27ea0" officeooo:paragraph-rsid="00027ea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27ea0" officeooo:paragraph-rsid="00027ea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3b443" officeooo:paragraph-rsid="0003b44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3b443" officeooo:paragraph-rsid="0003b44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768c1" officeooo:paragraph-rsid="000768c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768c1" officeooo:paragraph-rsid="000768c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8df3f" officeooo:paragraph-rsid="0008df3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97367" officeooo:paragraph-rsid="0009736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a692b" officeooo:paragraph-rsid="000a692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a692b" officeooo:paragraph-rsid="000a692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c2717" officeooo:paragraph-rsid="000c271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c2717" officeooo:paragraph-rsid="000f0be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c2717" officeooo:paragraph-rsid="00110ac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c2717" officeooo:paragraph-rsid="001221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c2717" officeooo:paragraph-rsid="0014a2d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c2717" officeooo:paragraph-rsid="0016868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c2717" officeooo:paragraph-rsid="0017afc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c2717" officeooo:paragraph-rsid="00195ab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c2717" officeooo:paragraph-rsid="001ae37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c2717" officeooo:paragraph-rsid="00233d9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c2717" officeooo:paragraph-rsid="002417d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e11bd" officeooo:paragraph-rsid="000e11b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f0be3" officeooo:paragraph-rsid="000f0be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10ac9" officeooo:paragraph-rsid="00110ac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10ac9" officeooo:paragraph-rsid="00110ac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10ac9" officeooo:paragraph-rsid="00110ac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221a6" officeooo:paragraph-rsid="001221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4a2d3" officeooo:paragraph-rsid="0014a2d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4a2d3" officeooo:paragraph-rsid="0014a2d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6868c" officeooo:paragraph-rsid="0016868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6868c" officeooo:paragraph-rsid="0016868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7afc6" officeooo:paragraph-rsid="0017afc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95abc" officeooo:paragraph-rsid="00195ab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95abc" officeooo:paragraph-rsid="00195ab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ae37a" officeooo:paragraph-rsid="001ae37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ae37a" officeooo:paragraph-rsid="001ae37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b9360" officeooo:paragraph-rsid="001b93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b9360" officeooo:paragraph-rsid="001b936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d7735" officeooo:paragraph-rsid="001d773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d7735" officeooo:paragraph-rsid="001d773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21b547" officeooo:paragraph-rsid="0021b54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21b547" officeooo:paragraph-rsid="0021b54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2a8232" officeooo:paragraph-rsid="002a823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2a8232" officeooo:paragraph-rsid="002a823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2b04ae" officeooo:paragraph-rsid="002b04a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2f0d6c" officeooo:paragraph-rsid="002f0d6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4c914e" officeooo:paragraph-rsid="004c914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4ea014" officeooo:paragraph-rsid="004ea01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4fc93f" officeooo:paragraph-rsid="004fc93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bold" officeooo:rsid="00110ac9" officeooo:paragraph-rsid="00110ac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7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bold" officeooo:rsid="00110ac9" officeooo:paragraph-rsid="00110ac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1pt" fo:font-style="normal" fo:text-shadow="none" style:text-underline-style="none" fo:font-weight="bold" officeooo:rsid="0000cbfa" officeooo:paragraph-rsid="0000cbfa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1pt" fo:font-style="normal" fo:text-shadow="none" style:text-underline-style="none" fo:font-weight="bold" officeooo:rsid="0001fb44" officeooo:paragraph-rsid="0001fb44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1pt" fo:font-style="normal" fo:text-shadow="none" style:text-underline-style="none" fo:font-weight="bold" officeooo:rsid="00110ac9" officeooo:paragraph-rsid="00110ac9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1pt" fo:font-style="normal" fo:text-shadow="none" style:text-underline-style="none" fo:font-weight="bold" officeooo:rsid="000a8c8a" officeooo:paragraph-rsid="000a8c8a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1pt" fo:font-style="normal" fo:text-shadow="none" style:text-underline-style="none" fo:font-weight="bold" officeooo:rsid="00373eb3" officeooo:paragraph-rsid="00373eb3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tyle="normal" fo:text-shadow="none" style:text-underline-style="none" style:font-style-asian="normal" style:font-style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</style:style>
    <style:style style:name="P67" style:family="paragraph" style:parent-style-name="Table_20_Contents">
      <style:paragraph-properties fo:text-align="center" style:justify-single-word="false"/>
      <style:text-properties officeooo:paragraph-rsid="00110ac9"/>
    </style:style>
    <style:style style:name="P68" style:family="paragraph" style:parent-style-name="Table_20_Contents">
      <style:paragraph-properties fo:text-align="center" style:justify-single-word="false"/>
      <style:text-properties officeooo:paragraph-rsid="000a8c8a"/>
    </style:style>
    <style:style style:name="P69" style:family="paragraph" style:parent-style-name="Table_20_Contents">
      <style:paragraph-properties fo:text-align="start" style:justify-single-word="false"/>
      <style:text-properties officeooo:paragraph-rsid="00110ac9"/>
    </style:style>
    <style:style style:name="P70" style:family="paragraph" style:parent-style-name="Table_20_Contents">
      <style:paragraph-properties fo:text-align="center" style:justify-single-word="false"/>
      <style:text-properties officeooo:rsid="001f8805" officeooo:paragraph-rsid="001f8805"/>
    </style:style>
    <style:style style:name="P71" style:family="paragraph" style:parent-style-name="Table_20_Contents">
      <style:paragraph-properties fo:text-align="justify" style:justify-single-word="false"/>
      <style:text-properties officeooo:paragraph-rsid="00110ac9"/>
    </style:style>
    <style:style style:name="P72" style:family="paragraph" style:parent-style-name="Table_20_Contents">
      <style:paragraph-properties fo:text-align="center" style:justify-single-word="false"/>
      <style:text-properties officeooo:rsid="00260a4b" officeooo:paragraph-rsid="00260a4b"/>
    </style:style>
    <style:style style:name="P73" style:family="paragraph" style:parent-style-name="Table_20_Contents">
      <style:paragraph-properties fo:text-align="center" style:justify-single-word="false"/>
      <style:text-properties officeooo:rsid="002745ec" officeooo:paragraph-rsid="002745ec"/>
    </style:style>
    <style:style style:name="P74" style:family="paragraph" style:parent-style-name="Table_20_Contents">
      <style:paragraph-properties fo:text-align="center" style:justify-single-word="false"/>
      <style:text-properties officeooo:rsid="002a8232" officeooo:paragraph-rsid="002a8232"/>
    </style:style>
    <style:style style:name="P75" style:family="paragraph" style:parent-style-name="Table_20_Contents">
      <style:paragraph-properties fo:text-align="center" style:justify-single-word="false"/>
      <style:text-properties officeooo:rsid="002b04ae" officeooo:paragraph-rsid="002b04ae"/>
    </style:style>
    <style:style style:name="P7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522468" officeooo:paragraph-rsid="0052246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52df15" officeooo:paragraph-rsid="0052df1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52df15" officeooo:paragraph-rsid="0053aae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52df15" officeooo:paragraph-rsid="0055427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52df15" officeooo:paragraph-rsid="0055e7e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52df15" officeooo:paragraph-rsid="0056a0d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52df15" officeooo:paragraph-rsid="005845a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52df15" officeooo:paragraph-rsid="005d627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52df15" officeooo:paragraph-rsid="005e4dd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52df15" officeooo:paragraph-rsid="005fdba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53aae4" officeooo:paragraph-rsid="0053aae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5462f8" officeooo:paragraph-rsid="005462f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54eaa3" officeooo:paragraph-rsid="0054eaa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5845a1" officeooo:paragraph-rsid="005845a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5845a1" officeooo:paragraph-rsid="005d627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5e4dd8" officeooo:paragraph-rsid="005e4dd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5fdba7" officeooo:paragraph-rsid="005fdba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5fdba7" officeooo:paragraph-rsid="001ae37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6134ac" officeooo:paragraph-rsid="006134a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64e2bf" officeooo:paragraph-rsid="0064e2b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14a2d3" officeooo:paragraph-rsid="0014a2d3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Vardana" fo:font-size="10pt" fo:font-style="normal" fo:text-shadow="none" style:text-underline-style="none" fo:font-weight="normal" officeooo:rsid="000a8c8a" officeooo:paragraph-rsid="000a8c8a" fo:background-color="transparen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color="#232323" fo:letter-spacing="normal"/>
    </style:style>
    <style:style style:name="T3" style:family="text">
      <style:text-properties fo:font-variant="normal" fo:text-transform="none" fo:color="#333333" style:font-name="GT-Eesti-Pro-Text-Book" fo:font-size="12.75pt" fo:letter-spacing="normal"/>
    </style:style>
    <style:style style:name="T4" style:family="text">
      <style:text-properties style:font-name="Vardana" fo:font-size="10pt" fo:font-weight="normal" officeooo:rsid="00027ea0" style:font-size-asian="10pt" style:font-weight-asian="normal" style:font-size-complex="10pt" style:font-weight-complex="normal"/>
    </style:style>
    <style:style style:name="T5" style:family="text">
      <style:text-properties style:font-name="Vardana" fo:font-size="10pt" style:font-size-asian="10pt" style:font-size-complex="1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33049" style:font-weight-asian="bold" style:font-weight-complex="bold"/>
    </style:style>
    <style:style style:name="T8" style:family="text">
      <style:text-properties fo:font-weight="bold" officeooo:rsid="0016868c" style:font-weight-asian="bold" style:font-weight-complex="bold"/>
    </style:style>
    <style:style style:name="T9" style:family="text">
      <style:text-properties fo:font-weight="bold" officeooo:rsid="0017afc6" style:font-weight-asian="bold" style:font-weight-complex="bold"/>
    </style:style>
    <style:style style:name="T10" style:family="text">
      <style:text-properties fo:font-weight="bold" officeooo:rsid="001ae37a" style:font-weight-asian="bold" style:font-weight-complex="bold"/>
    </style:style>
    <style:style style:name="T11" style:family="text">
      <style:text-properties officeooo:rsid="00057e47"/>
    </style:style>
    <style:style style:name="T12" style:family="text">
      <style:text-properties officeooo:rsid="000a8c8a"/>
    </style:style>
    <style:style style:name="T13" style:family="text">
      <style:text-properties officeooo:rsid="000c2717"/>
    </style:style>
    <style:style style:name="T14" style:family="text">
      <style:text-properties officeooo:rsid="000f0be3"/>
    </style:style>
    <style:style style:name="T15" style:family="text">
      <style:text-properties officeooo:rsid="001221a6"/>
    </style:style>
    <style:style style:name="T16" style:family="text">
      <style:text-properties officeooo:rsid="0014a2d3"/>
    </style:style>
    <style:style style:name="T17" style:family="text">
      <style:text-properties officeooo:rsid="001ae37a"/>
    </style:style>
    <style:style style:name="T18" style:family="text">
      <style:text-properties officeooo:rsid="002745ec"/>
    </style:style>
    <style:style style:name="T19" style:family="text">
      <style:text-properties officeooo:rsid="00435d76"/>
    </style:style>
    <style:style style:name="T20" style:family="text">
      <style:text-properties officeooo:rsid="004fc93f"/>
    </style:style>
    <style:style style:name="T21" style:family="text">
      <style:text-properties officeooo:rsid="000c2717" fo:background-color="transparent" loext:char-shading-value="0"/>
    </style:style>
    <style:style style:name="T22" style:family="text">
      <style:text-properties officeooo:rsid="0055427e"/>
    </style:style>
    <style:style style:name="T23" style:family="text">
      <style:text-properties officeooo:rsid="0055e7ed"/>
    </style:style>
    <style:style style:name="T24" style:family="text">
      <style:text-properties officeooo:rsid="0056a0dc"/>
    </style:style>
    <style:style style:name="T25" style:family="text">
      <style:text-properties officeooo:rsid="005d627f"/>
    </style:style>
    <style:style style:name="T26" style:family="text">
      <style:text-properties officeooo:rsid="0062112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66"/>
          </table:table-cell>
          <table:table-cell table:style-name="Table1.A1" office:value-type="string">
            <text:p text:style-name="P58"/>
          </table:table-cell>
          <table:table-cell table:style-name="Table1.A1" table:number-columns-spanned="3" office:value-type="string">
            <text:p text:style-name="P59">PWA</text:p>
          </table:table-cell>
          <table:covered-table-cell/>
          <table:covered-table-cell/>
          <table:table-cell table:style-name="Table1.A1" office:value-type="string">
            <text:p text:style-name="P59">NATIVE</text:p>
          </table:table-cell>
          <table:table-cell table:style-name="Table1.A1" office:value-type="string">
            <text:p text:style-name="P61">WEB APP</text:p>
          </table:table-cell>
          <table:table-cell table:style-name="Table1.H1" office:value-type="string">
            <text:p text:style-name="P64">TESTED</text:p>
          </table:table-cell>
        </table:table-row>
        <table:table-row table:style-name="Table1.2">
          <table:table-cell table:style-name="Table1.A2" office:value-type="string">
            <text:p text:style-name="P65"/>
          </table:table-cell>
          <table:table-cell table:style-name="Table1.B2" office:value-type="string">
            <text:p text:style-name="P58"/>
          </table:table-cell>
          <table:table-cell table:style-name="Table1.C2" table:number-columns-spanned="2" office:value-type="string">
            <text:p text:style-name="P59">iOS<text:span text:style-name="T12">(Safari)</text:span></text:p>
          </table:table-cell>
          <table:covered-table-cell/>
          <table:table-cell table:style-name="Table1.E2" office:value-type="string">
            <text:p text:style-name="P59">Android <text:span text:style-name="T12">(chrome)</text:span></text:p>
          </table:table-cell>
          <table:table-cell table:style-name="Table1.F2" office:value-type="string">
            <text:p text:style-name="P60"/>
          </table:table-cell>
          <table:table-cell table:style-name="Table1.G2" office:value-type="string">
            <text:p text:style-name="P59"/>
          </table:table-cell>
          <table:table-cell table:style-name="Table1.H2" office:value-type="string">
            <text:p text:style-name="P59"/>
          </table:table-cell>
        </table:table-row>
        <table:table-row table:style-name="Table1.3">
          <table:table-cell table:style-name="Table1.A3" office:value-type="string">
            <text:p text:style-name="P70">1</text:p>
          </table:table-cell>
          <table:table-cell table:style-name="Table1.B3" office:value-type="string">
            <text:p text:style-name="P5">Description</text:p>
          </table:table-cell>
          <table:table-cell table:style-name="Table1.C3" table:number-columns-spanned="3" office:value-type="string">
            <text:p text:style-name="P4">The website or website pages with an app-like features and interface</text:p>
          </table:table-cell>
          <table:covered-table-cell/>
          <table:covered-table-cell/>
          <table:table-cell table:style-name="Table1.F3" office:value-type="string">
            <text:p text:style-name="P5">The app is written and optimized for specific mobile OS platforms- Apple’s iOS or Google’s Android</text:p>
          </table:table-cell>
          <table:table-cell table:style-name="Table1.G3" office:value-type="string">
            <text:p text:style-name="P6">The app runs on a remote server and is delivered to an end user via a browser interface</text:p>
          </table:table-cell>
          <table:table-cell table:style-name="Table1.H3" office:value-type="string">
            <text:p text:style-name="P54">Not Required</text:p>
          </table:table-cell>
        </table:table-row>
        <table:table-row>
          <table:table-cell table:style-name="Table1.A4" office:value-type="string">
            <text:p text:style-name="P70">2</text:p>
          </table:table-cell>
          <table:table-cell table:style-name="Table1.B4" office:value-type="string">
            <text:p text:style-name="P7">Installation</text:p>
          </table:table-cell>
          <table:table-cell table:style-name="Table1.C4" table:number-columns-spanned="3" office:value-type="string">
            <text:p text:style-name="P6">The app isn’t installed on a device. To launch the app, a user needs to visit a website and add it to a home screen</text:p>
          </table:table-cell>
          <table:covered-table-cell/>
          <table:covered-table-cell/>
          <table:table-cell table:style-name="Table1.F4" office:value-type="string">
            <text:p text:style-name="P7">The app is installed directly on device. The installation requires such steps as visiting an app store, accepting <text:s/>numerous permissions, and signing in <text:s/></text:p>
          </table:table-cell>
          <table:table-cell table:style-name="Table1.G4" office:value-type="string">
            <text:p text:style-name="P6">Installation on device isn’t required</text:p>
          </table:table-cell>
          <table:table-cell table:style-name="Table1.H4" office:value-type="string">
            <text:p text:style-name="P54">Tested</text:p>
          </table:table-cell>
        </table:table-row>
        <table:table-row>
          <table:table-cell table:style-name="Table1.A5" office:value-type="string">
            <text:p text:style-name="P70">3</text:p>
          </table:table-cell>
          <table:table-cell table:style-name="Table1.B5" office:value-type="string">
            <text:p text:style-name="P2"><text:span text:style-name="Strong_20_Emphasis"><text:span text:style-name="T4">Connection dependency </text:span></text:span><text:span text:style-name="T5"><text:s/></text:span></text:p>
          </table:table-cell>
          <table:table-cell table:style-name="Table1.C5" table:number-columns-spanned="3" office:value-type="string">
            <text:p text:style-name="P3"><text:span text:style-name="T1">Progressive web applications can work both offline and on low-quality networks.</text:span> </text:p>
          </table:table-cell>
          <table:covered-table-cell/>
          <table:covered-table-cell/>
          <table:table-cell table:style-name="Table1.F5" office:value-type="string">
            <text:p text:style-name="P7">Some app functionality depends on a connection. Some apps don’t require the connection</text:p>
          </table:table-cell>
          <table:table-cell table:style-name="Table1.G5" office:value-type="string">
            <text:p text:style-name="P6">The app doesn’t work without connection</text:p>
          </table:table-cell>
          <table:table-cell table:style-name="Table1.H5" office:value-type="string">
            <text:p text:style-name="P54">T<text:span text:style-name="T20">ested</text:span></text:p>
          </table:table-cell>
        </table:table-row>
        <table:table-row>
          <table:table-cell table:style-name="Table1.A6" office:value-type="string">
            <text:p text:style-name="P70">4</text:p>
          </table:table-cell>
          <table:table-cell table:style-name="Table1.B6" office:value-type="string">
            <text:p text:style-name="P7">Update delivery</text:p>
          </table:table-cell>
          <table:table-cell table:style-name="Table1.C6" table:number-columns-spanned="3" office:value-type="string">
            <text:p text:style-name="P6">Instant and automated update for all user without app store approval</text:p>
          </table:table-cell>
          <table:covered-table-cell/>
          <table:covered-table-cell/>
          <table:table-cell table:style-name="Table1.F6" office:value-type="string">
            <text:p text:style-name="P7">Any update must with an app store’s regulations before a release. It takes more time for developers to make it available for users</text:p>
          </table:table-cell>
          <table:table-cell table:style-name="Table1.G6" office:value-type="string">
            <text:p text:style-name="P6">An Update is promptly delivered to users</text:p>
          </table:table-cell>
          <table:table-cell table:style-name="Table1.H6" office:value-type="string">
            <text:p text:style-name="P55">Tested</text:p>
          </table:table-cell>
        </table:table-row>
        <table:table-row>
          <table:table-cell table:style-name="Table1.A7" office:value-type="string">
            <text:p text:style-name="P70">5</text:p>
          </table:table-cell>
          <table:table-cell table:style-name="Table1.B7" office:value-type="string">
            <text:p text:style-name="P8">Browser Support </text:p>
          </table:table-cell>
          <table:table-cell table:style-name="Table1.C7" table:number-columns-spanned="3" office:value-type="string">
            <text:p text:style-name="P52">Support Chrome, Firefox<text:tab/>, safari, Edge</text:p>
          </table:table-cell>
          <table:covered-table-cell/>
          <table:covered-table-cell/>
          <table:table-cell table:style-name="Table1.F7" office:value-type="string">
            <text:p text:style-name="P8">Support all browser.</text:p>
          </table:table-cell>
          <table:table-cell table:style-name="Table1.G7" office:value-type="string">
            <text:p text:style-name="P3"/>
          </table:table-cell>
          <table:table-cell table:style-name="Table1.H7" office:value-type="string">
            <text:p text:style-name="P76">Tested</text:p>
          </table:table-cell>
        </table:table-row>
        <table:table-row>
          <table:table-cell table:style-name="Table1.A9" office:value-type="string">
            <text:p text:style-name="P73">6</text:p>
          </table:table-cell>
          <table:table-cell table:style-name="Table1.B9" office:value-type="string">
            <text:p text:style-name="P8">Cross Application login Support</text:p>
          </table:table-cell>
          <table:table-cell table:style-name="Table1.C8" table:number-columns-spanned="3" office:value-type="string">
            <text:p text:style-name="P9">The PWA do not support cross application login, Unlike many applications, <text:span text:style-name="T11">requiring an individual login, The PWA can not collect this data </text:span><text:soft-page-break/><text:span text:style-name="T11">independently.</text:span> </text:p>
          </table:table-cell>
          <table:covered-table-cell/>
          <table:covered-table-cell/>
          <table:table-cell table:style-name="Table1.F8" office:value-type="string">
            <text:p text:style-name="P10"/>
          </table:table-cell>
          <table:table-cell table:style-name="Table1.G8" office:value-type="string">
            <text:p text:style-name="P3"/>
          </table:table-cell>
          <table:table-cell table:style-name="Table1.H8" office:value-type="string">
            <text:p text:style-name="P3"/>
          </table:table-cell>
        </table:table-row>
        <table:table-row>
          <table:table-cell table:style-name="Table1.A9" office:value-type="string">
            <text:p text:style-name="P73">7</text:p>
          </table:table-cell>
          <table:table-cell table:style-name="Table1.B9" office:value-type="string">
            <text:p text:style-name="P11">Data Uses</text:p>
          </table:table-cell>
          <table:table-cell table:style-name="Table1.C9" table:number-columns-spanned="3" office:value-type="string">
            <text:p text:style-name="P12">PWA consume less data uses then native application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</table:table-cell>
          <table:covered-table-cell/>
          <table:covered-table-cell/>
          <table:table-cell table:style-name="Table1.F9" office:value-type="string">
            <text:p text:style-name="P10"/>
          </table:table-cell>
          <table:table-cell table:style-name="Table1.G9" office:value-type="string">
            <text:p text:style-name="P3"/>
            <text:p text:style-name="P3"/>
            <text:p text:style-name="P3"/>
            <text:p text:style-name="P3"/>
          </table:table-cell>
          <table:table-cell table:style-name="Table1.H9" office:value-type="string">
            <text:p text:style-name="P77">Tested</text:p>
          </table:table-cell>
        </table:table-row>
        <table:table-row>
          <table:table-cell table:style-name="Table1.A10" office:value-type="string">
            <text:p text:style-name="P66"/>
          </table:table-cell>
          <table:table-cell table:style-name="Table1.B10" office:value-type="string">
            <text:p text:style-name="P58"/>
          </table:table-cell>
          <table:table-cell table:style-name="Table1.C10" table:number-columns-spanned="3" office:value-type="string">
            <text:p text:style-name="P59">PWA</text:p>
          </table:table-cell>
          <table:covered-table-cell/>
          <table:covered-table-cell/>
          <table:table-cell table:style-name="Table1.F10" office:value-type="string">
            <text:p text:style-name="P59">NATIVE</text:p>
          </table:table-cell>
          <table:table-cell table:style-name="Table1.G10" office:value-type="string">
            <text:p text:style-name="P61">WEB APP</text:p>
          </table:table-cell>
          <table:table-cell table:style-name="Table1.H10" office:value-type="string">
            <text:p text:style-name="P61"/>
          </table:table-cell>
        </table:table-row>
        <table:table-row>
          <table:table-cell table:style-name="Table1.A11" office:value-type="string">
            <text:p text:style-name="P66"/>
          </table:table-cell>
          <table:table-cell table:style-name="Table1.B11" office:value-type="string">
            <text:p text:style-name="P58"/>
          </table:table-cell>
          <table:table-cell table:style-name="Table1.C11" office:value-type="string">
            <text:p text:style-name="P59">iOS<text:span text:style-name="T12">(Safari)</text:span></text:p>
          </table:table-cell>
          <table:table-cell table:style-name="Table1.D11" table:number-columns-spanned="2" office:value-type="string">
            <text:p text:style-name="P59">Android <text:span text:style-name="T12">(chrome)</text:span></text:p>
          </table:table-cell>
          <table:covered-table-cell/>
          <table:table-cell table:style-name="Table1.F11" office:value-type="string">
            <text:p text:style-name="P60"/>
          </table:table-cell>
          <table:table-cell table:style-name="Table1.G11" office:value-type="string">
            <text:p text:style-name="P59"/>
          </table:table-cell>
          <table:table-cell table:style-name="Table1.H11" office:value-type="string">
            <text:p text:style-name="P59"/>
          </table:table-cell>
        </table:table-row>
        <table:table-row table:style-name="Table1.12">
          <table:table-cell table:style-name="Table1.A12" office:value-type="string">
            <text:p text:style-name="P73">8</text:p>
          </table:table-cell>
          <table:table-cell table:style-name="Table1.B12" office:value-type="string">
            <text:p text:style-name="P13">Mobile storage space</text:p>
          </table:table-cell>
          <table:table-cell table:style-name="Table1.C12" table:number-columns-spanned="3" office:value-type="string">
            <text:p text:style-name="P3"><text:span text:style-name="T2"><text:s/>progressive web apps don’t take much space on a user’s device. As it’s still the web, it doesn’t require downloading an APK file of 40 MB or so.</text:span> </text:p>
          </table:table-cell>
          <table:covered-table-cell/>
          <table:covered-table-cell/>
          <table:table-cell table:style-name="Table1.F12" office:value-type="string">
            <text:p text:style-name="P14">Native App take more space.</text:p>
          </table:table-cell>
          <table:table-cell table:style-name="Table1.G12" office:value-type="string"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  <table:table-cell table:style-name="Table1.H12" office:value-type="string">
            <text:p text:style-name="P77">Tested</text:p>
          </table:table-cell>
        </table:table-row>
        <table:table-row table:style-name="Table1.13">
          <table:table-cell table:style-name="Table1.A13" office:value-type="string">
            <text:p text:style-name="P73">9</text:p>
          </table:table-cell>
          <table:table-cell table:style-name="Table1.B13" office:value-type="string">
            <text:p text:style-name="P16">Apple’s Primary feature</text:p>
          </table:table-cell>
          <table:table-cell table:style-name="Table1.C13" table:number-columns-spanned="2" office:value-type="string">
            <text:p text:style-name="P15">PWA doesn’t yet work with such feature as Face and Touch ID, Siri, ARKit, In-App payments</text:p>
          </table:table-cell>
          <table:covered-table-cell/>
          <table:table-cell table:style-name="Table1.E13" office:value-type="string">
            <text:p text:style-name="P3"/>
          </table:table-cell>
          <table:table-cell table:style-name="Table1.F13" office:value-type="string">
            <text:p text:style-name="P27">supported</text:p>
          </table:table-cell>
          <table:table-cell table:style-name="Table1.G13" office:value-type="string">
            <text:p text:style-name="P3"/>
          </table:table-cell>
          <table:table-cell table:style-name="Table1.H13" office:value-type="string">
            <text:p text:style-name="P77">Tested</text:p>
          </table:table-cell>
        </table:table-row>
        <table:table-row>
          <table:table-cell table:style-name="Table1.A14" office:value-type="string">
            <text:p text:style-name="P68"/>
          </table:table-cell>
          <table:table-cell table:style-name="Table1.B14" table:number-columns-spanned="6" office:value-type="string">
            <text:p text:style-name="P63">CAMERA AND MICROPHONE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14" office:value-type="string">
            <text:p text:style-name="P63"/>
          </table:table-cell>
        </table:table-row>
        <table:table-row>
          <table:table-cell table:style-name="Table1.A15" office:value-type="string">
            <text:p text:style-name="P70">1<text:span text:style-name="T18">0</text:span></text:p>
          </table:table-cell>
          <table:table-cell table:style-name="Table1.B15" office:value-type="string">
            <text:p text:style-name="P97">Audio and video capture</text:p>
          </table:table-cell>
          <table:table-cell table:style-name="Table1.C15" table:number-columns-spanned="2" office:value-type="string">
            <text:p text:style-name="P17">supported</text:p>
          </table:table-cell>
          <table:covered-table-cell/>
          <table:table-cell table:style-name="Table1.E15" office:value-type="string">
            <text:p text:style-name="P17">supported</text:p>
          </table:table-cell>
          <table:table-cell table:style-name="Table1.F15" office:value-type="string">
            <text:p text:style-name="P18">supported</text:p>
          </table:table-cell>
          <table:table-cell table:style-name="Table1.G15" office:value-type="string">
            <text:p text:style-name="P3"/>
          </table:table-cell>
          <table:table-cell table:style-name="Table1.H15" office:value-type="string">
            <text:p text:style-name="P78">Tested</text:p>
          </table:table-cell>
        </table:table-row>
        <table:table-row>
          <table:table-cell table:style-name="Table1.A16" office:value-type="string">
            <text:p text:style-name="P70">1<text:span text:style-name="T18">1</text:span></text:p>
          </table:table-cell>
          <table:table-cell table:style-name="Table1.B16" office:value-type="string">
            <text:p text:style-name="P28">Advanced camera control<text:span text:style-name="T14">s</text:span></text:p>
          </table:table-cell>
          <table:table-cell table:style-name="Table1.C16" table:number-columns-spanned="2" office:value-type="string">
            <text:p text:style-name="P18"><text:s/><text:span text:style-name="T15">Not </text:span>supported</text:p>
          </table:table-cell>
          <table:covered-table-cell/>
          <table:table-cell table:style-name="Table1.E16" office:value-type="string">
            <text:p text:style-name="P29"><text:s/><text:span text:style-name="T13">supported</text:span></text:p>
          </table:table-cell>
          <table:table-cell table:style-name="Table1.F16" office:value-type="string">
            <text:p text:style-name="P18">supported</text:p>
          </table:table-cell>
          <table:table-cell table:style-name="Table1.G16" office:value-type="string">
            <text:p text:style-name="P3"/>
          </table:table-cell>
          <table:table-cell table:style-name="Table1.H16" office:value-type="string">
            <text:p text:style-name="P86">Tested</text:p>
          </table:table-cell>
        </table:table-row>
        <table:table-row table:style-name="Table1.17">
          <table:table-cell table:style-name="Table1.A17" office:value-type="string">
            <text:p text:style-name="P70">1<text:span text:style-name="T18">2</text:span></text:p>
          </table:table-cell>
          <table:table-cell table:style-name="Table1.B25" office:value-type="string">
            <text:p text:style-name="P30">Recording Media</text:p>
          </table:table-cell>
          <table:table-cell table:style-name="Table1.C17" table:number-columns-spanned="2" office:value-type="string">
            <text:p text:style-name="P19"><text:span text:style-name="T15">Not </text:span>supported</text:p>
          </table:table-cell>
          <table:covered-table-cell/>
          <table:table-cell table:style-name="Table1.E17" office:value-type="string">
            <text:p text:style-name="P31"><text:s/><text:span text:style-name="T21">supported</text:span></text:p>
          </table:table-cell>
          <table:table-cell table:style-name="Table1.F17" office:value-type="string">
            <text:p text:style-name="P19">supported</text:p>
          </table:table-cell>
          <table:table-cell table:style-name="Table1.G17" office:value-type="string">
            <text:p text:style-name="P3"/>
          </table:table-cell>
          <table:table-cell table:style-name="Table1.H17" office:value-type="string">
            <text:p text:style-name="P78">Tested</text:p>
          </table:table-cell>
        </table:table-row>
        <table:table-row table:style-name="Table1.17">
          <table:table-cell table:style-name="Table1.A18" office:value-type="string">
            <text:p text:style-name="P73">13</text:p>
          </table:table-cell>
          <table:table-cell table:style-name="Table1.B25" office:value-type="string">
            <text:p text:style-name="P30">Real Time-Communication</text:p>
          </table:table-cell>
          <table:table-cell table:style-name="Table1.C18" table:number-columns-spanned="2" office:value-type="string">
            <text:p text:style-name="P19">Supported</text:p>
          </table:table-cell>
          <table:covered-table-cell/>
          <table:table-cell table:style-name="Table1.E18" office:value-type="string">
            <text:p text:style-name="P19">Supported</text:p>
          </table:table-cell>
          <table:table-cell table:style-name="Table1.F18" office:value-type="string">
            <text:p text:style-name="P19">Supported</text:p>
          </table:table-cell>
          <table:table-cell table:style-name="Table1.G18" office:value-type="string">
            <text:p text:style-name="P3"/>
          </table:table-cell>
          <table:table-cell table:style-name="Table1.H18" office:value-type="string">
            <text:p text:style-name="P3"/>
            <text:p text:style-name="P3"/>
            <text:p text:style-name="P3"/>
            <text:p text:style-name="P78">Tested</text:p>
            <text:p text:style-name="P3"/>
            <text:p text:style-name="P3"/>
            <text:p text:style-name="P53"/>
          </table:table-cell>
        </table:table-row>
        <text:soft-page-break/>
        <table:table-row table:style-name="Table1.17">
          <table:table-cell table:style-name="Table1.A19" office:value-type="string">
            <text:p text:style-name="P67"/>
          </table:table-cell>
          <table:table-cell table:style-name="Table1.B19" table:number-columns-spanned="6" office:value-type="string">
            <text:p text:style-name="P62">SURROUNDING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19" office:value-type="string">
            <text:p text:style-name="P62"/>
          </table:table-cell>
        </table:table-row>
        <table:table-row table:style-name="Table1.17">
          <table:table-cell table:style-name="Table1.A20" office:value-type="string">
            <text:p text:style-name="P70">1<text:span text:style-name="T18">4</text:span></text:p>
          </table:table-cell>
          <table:table-cell table:style-name="Table1.B25" office:value-type="string">
            <text:p text:style-name="P33">Bluetooth</text:p>
          </table:table-cell>
          <table:table-cell table:style-name="Table1.C20" table:number-columns-spanned="2" office:value-type="string">
            <text:p text:style-name="P20"><text:span text:style-name="T15">Not </text:span>Supported</text:p>
          </table:table-cell>
          <table:covered-table-cell/>
          <table:table-cell table:style-name="Table1.E20" office:value-type="string">
            <text:p text:style-name="P20">Supported</text:p>
          </table:table-cell>
          <table:table-cell table:style-name="Table1.F20" office:value-type="string">
            <text:p text:style-name="P27">Supported</text:p>
          </table:table-cell>
          <table:table-cell table:style-name="Table1.G20" office:value-type="string">
            <text:p text:style-name="P3"/>
          </table:table-cell>
          <table:table-cell table:style-name="Table1.H20" office:value-type="string">
            <text:p text:style-name="P87">Tested and only supported by chrome browser.</text:p>
          </table:table-cell>
        </table:table-row>
        <table:table-row table:style-name="Table1.17">
          <table:table-cell table:style-name="Table1.A21" office:value-type="string">
            <text:p text:style-name="P70">1<text:span text:style-name="T18">5</text:span></text:p>
          </table:table-cell>
          <table:table-cell table:style-name="Table1.B25" office:value-type="string">
            <text:p text:style-name="P33">USB</text:p>
          </table:table-cell>
          <table:table-cell table:style-name="Table1.C21" table:number-columns-spanned="2" office:value-type="string">
            <text:p text:style-name="P20"><text:span text:style-name="T15">Not </text:span>Supported</text:p>
          </table:table-cell>
          <table:covered-table-cell/>
          <table:table-cell table:style-name="Table1.E21" office:value-type="string">
            <text:p text:style-name="P20"><text:span text:style-name="T15"><text:s/></text:span>Supported</text:p>
          </table:table-cell>
          <table:table-cell table:style-name="Table1.F21" office:value-type="string">
            <text:p text:style-name="P27">Supported</text:p>
          </table:table-cell>
          <table:table-cell table:style-name="Table1.G21" office:value-type="string">
            <text:p text:style-name="P3"/>
          </table:table-cell>
          <table:table-cell table:style-name="Table1.H21" office:value-type="string">
            <text:p text:style-name="P87">Tested and only supported by chrome browser.</text:p>
          </table:table-cell>
        </table:table-row>
        <table:table-row table:style-name="Table1.17">
          <table:table-cell table:style-name="Table1.A22" office:value-type="string">
            <text:p text:style-name="P70">1<text:span text:style-name="T18">6</text:span></text:p>
          </table:table-cell>
          <table:table-cell table:style-name="Table1.B25" office:value-type="string">
            <text:p text:style-name="P33">NFC</text:p>
          </table:table-cell>
          <table:table-cell table:style-name="Table1.C22" table:number-columns-spanned="2" office:value-type="string">
            <text:p text:style-name="P20"><text:span text:style-name="T15">Not </text:span>Supported</text:p>
          </table:table-cell>
          <table:covered-table-cell/>
          <table:table-cell table:style-name="Table1.E22" office:value-type="string">
            <text:p text:style-name="P20"><text:span text:style-name="T15">Not </text:span>Supported</text:p>
          </table:table-cell>
          <table:table-cell table:style-name="Table1.F22" office:value-type="string">
            <text:p text:style-name="P27">Supported</text:p>
          </table:table-cell>
          <table:table-cell table:style-name="Table1.G22" office:value-type="string">
            <text:p text:style-name="P3"/>
          </table:table-cell>
          <table:table-cell table:style-name="Table1.H22" office:value-type="string">
            <text:p text:style-name="P87">Tested and only supported by chrome browser.</text:p>
          </table:table-cell>
        </table:table-row>
        <table:table-row table:style-name="Table1.17">
          <table:table-cell table:style-name="Table1.A23" office:value-type="string">
            <text:p text:style-name="P70">1<text:span text:style-name="T18">7</text:span></text:p>
          </table:table-cell>
          <table:table-cell table:style-name="Table1.B25" office:value-type="string">
            <text:p text:style-name="P33">Ambient light</text:p>
          </table:table-cell>
          <table:table-cell table:style-name="Table1.C23" table:number-columns-spanned="2" office:value-type="string">
            <text:p text:style-name="P20"><text:span text:style-name="T15">Not </text:span>Supported</text:p>
          </table:table-cell>
          <table:covered-table-cell/>
          <table:table-cell table:style-name="Table1.E23" office:value-type="string">
            <text:p text:style-name="P20"><text:span text:style-name="T15">Not </text:span>Supported</text:p>
          </table:table-cell>
          <table:table-cell table:style-name="Table1.F23" office:value-type="string">
            <text:p text:style-name="P27">Supported</text:p>
          </table:table-cell>
          <table:table-cell table:style-name="Table1.G23" office:value-type="string">
            <text:p text:style-name="P3"/>
          </table:table-cell>
          <table:table-cell table:style-name="Table1.H23" office:value-type="string">
            <text:p text:style-name="P87">Tested and supported by IE and Firefox browsers. </text:p>
          </table:table-cell>
        </table:table-row>
        <table:table-row table:style-name="Table1.17">
          <table:table-cell table:style-name="Table1.A24" office:value-type="string">
            <text:p text:style-name="P67"/>
          </table:table-cell>
          <table:table-cell table:style-name="Table1.B24" table:number-columns-spanned="6" office:value-type="string">
            <text:p text:style-name="P30"><text:s text:c="52"/><text:span text:style-name="T6"><text:s text:c="7"/></text:span><text:span text:style-name="T7">DEVICE FEATURES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24" office:value-type="string">
            <text:p text:style-name="P30"/>
          </table:table-cell>
        </table:table-row>
        <table:table-row table:style-name="Table1.17">
          <table:table-cell table:style-name="Table1.A25" office:value-type="string">
            <text:p text:style-name="P70">1<text:span text:style-name="T18">8</text:span></text:p>
          </table:table-cell>
          <table:table-cell table:style-name="Table1.B25" office:value-type="string">
            <text:p text:style-name="P30"><text:s/><text:span text:style-name="T16">Network type and speed</text:span></text:p>
          </table:table-cell>
          <table:table-cell table:style-name="Table1.C25" table:number-columns-spanned="2" office:value-type="string">
            <text:p text:style-name="P21"><text:span text:style-name="T15">Not </text:span>Supported</text:p>
          </table:table-cell>
          <table:covered-table-cell/>
          <table:table-cell table:style-name="Table1.E25" office:value-type="string">
            <text:p text:style-name="P21"><text:span text:style-name="T15"><text:s/></text:span>Supported</text:p>
          </table:table-cell>
          <table:table-cell table:style-name="Table1.F25" office:value-type="string">
            <text:p text:style-name="P27">Supported</text:p>
          </table:table-cell>
          <table:table-cell table:style-name="Table1.G25" office:value-type="string">
            <text:p text:style-name="P3"/>
          </table:table-cell>
          <table:table-cell table:style-name="Table1.H25" office:value-type="string">
            <text:p text:style-name="P87">Tested and only supported by chrome browser</text:p>
          </table:table-cell>
        </table:table-row>
        <table:table-row table:style-name="Table1.17">
          <table:table-cell table:style-name="Table1.A26" office:value-type="string">
            <text:p text:style-name="P73">19</text:p>
          </table:table-cell>
          <table:table-cell table:style-name="Table1.B40" office:value-type="string">
            <text:p text:style-name="P34">Online State</text:p>
          </table:table-cell>
          <table:table-cell table:style-name="Table1.C26" table:number-columns-spanned="2" office:value-type="string">
            <text:p text:style-name="P21">Supported</text:p>
          </table:table-cell>
          <table:covered-table-cell/>
          <table:table-cell table:style-name="Table1.E26" office:value-type="string">
            <text:p text:style-name="P21">Supported</text:p>
          </table:table-cell>
          <table:table-cell table:style-name="Table1.F26" office:value-type="string">
            <text:p text:style-name="P27">Supported</text:p>
          </table:table-cell>
          <table:table-cell table:style-name="Table1.G26" office:value-type="string">
            <text:p text:style-name="P3"/>
          </table:table-cell>
          <table:table-cell table:style-name="Table1.H26" office:value-type="string">
            <text:p text:style-name="P87">Tested and supported by all browsers.</text:p>
          </table:table-cell>
        </table:table-row>
        <table:table-row table:style-name="Table1.17">
          <table:table-cell table:style-name="Table1.A27" office:value-type="string">
            <text:p text:style-name="P70">2<text:span text:style-name="T18">0</text:span></text:p>
          </table:table-cell>
          <table:table-cell table:style-name="Table1.B40" office:value-type="string">
            <text:p text:style-name="P34">Vibration</text:p>
          </table:table-cell>
          <table:table-cell table:style-name="Table1.C27" table:number-columns-spanned="2" office:value-type="string">
            <text:p text:style-name="P35">Not <text:span text:style-name="T13">Supported</text:span></text:p>
          </table:table-cell>
          <table:covered-table-cell/>
          <table:table-cell table:style-name="Table1.E27" office:value-type="string">
            <text:p text:style-name="P21">Supported</text:p>
          </table:table-cell>
          <table:table-cell table:style-name="Table1.F27" office:value-type="string">
            <text:p text:style-name="P27">Supported</text:p>
          </table:table-cell>
          <table:table-cell table:style-name="Table1.G27" office:value-type="string">
            <text:p text:style-name="P3"/>
          </table:table-cell>
          <table:table-cell table:style-name="Table1.H27" office:value-type="string">
            <text:p text:style-name="P88">Tested and supported by chrome and Mozilla for Firefox browsers. </text:p>
          </table:table-cell>
        </table:table-row>
        <table:table-row table:style-name="Table1.17">
          <table:table-cell table:style-name="Table1.A28" office:value-type="string">
            <text:p text:style-name="P70">2<text:span text:style-name="T18">1</text:span></text:p>
          </table:table-cell>
          <table:table-cell table:style-name="Table1.B40" office:value-type="string">
            <text:p text:style-name="P34">Battery status</text:p>
          </table:table-cell>
          <table:table-cell table:style-name="Table1.C28" table:number-columns-spanned="2" office:value-type="string">
            <text:p text:style-name="P35">Not <text:span text:style-name="T13">Supported</text:span></text:p>
          </table:table-cell>
          <table:covered-table-cell/>
          <table:table-cell table:style-name="Table1.E28" office:value-type="string">
            <text:p text:style-name="P21">Supported</text:p>
          </table:table-cell>
          <table:table-cell table:style-name="Table1.F28" office:value-type="string">
            <text:p text:style-name="P26">Supported</text:p>
          </table:table-cell>
          <table:table-cell table:style-name="Table1.G28" office:value-type="string">
            <text:p text:style-name="P3"/>
          </table:table-cell>
          <table:table-cell table:style-name="Table1.H28" office:value-type="string">
            <text:p text:style-name="P88">Tested and supported by only google chrome browser.</text:p>
          </table:table-cell>
        </table:table-row>
        <table:table-row table:style-name="Table1.17">
          <table:table-cell table:style-name="Table1.A29" office:value-type="string">
            <text:p text:style-name="P70">2<text:span text:style-name="T18">2</text:span></text:p>
          </table:table-cell>
          <table:table-cell table:style-name="Table1.B40" office:value-type="string">
            <text:p text:style-name="P34">Device memory</text:p>
          </table:table-cell>
          <table:table-cell table:style-name="Table1.C29" table:number-columns-spanned="2" office:value-type="string">
            <text:p text:style-name="P35">Not <text:span text:style-name="T13">Supported</text:span></text:p>
          </table:table-cell>
          <table:covered-table-cell/>
          <table:table-cell table:style-name="Table1.E29" office:value-type="string">
            <text:p text:style-name="P21">Supported</text:p>
          </table:table-cell>
          <table:table-cell table:style-name="Table1.F29" office:value-type="string">
            <text:p text:style-name="P27">Supported</text:p>
          </table:table-cell>
          <table:table-cell table:style-name="Table1.G29" office:value-type="string">
            <text:p text:style-name="P3"/>
          </table:table-cell>
          <table:table-cell table:style-name="Table1.H29" office:value-type="string">
            <text:p text:style-name="P88">Tested and supported by only google chrome browser.</text:p>
          </table:table-cell>
        </table:table-row>
        <table:table-row table:style-name="Table1.17">
          <table:table-cell table:style-name="Table1.A30" office:value-type="string">
            <text:p text:style-name="P67"/>
          </table:table-cell>
          <table:table-cell table:style-name="Table1.B30" table:number-columns-spanned="6" office:value-type="string">
            <text:p text:style-name="P57"><text:s text:c="54"/><text:span text:style-name="T16">NATIVE BEHAVIORS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30" office:value-type="string">
            <text:p text:style-name="P57"/>
          </table:table-cell>
        </table:table-row>
        <table:table-row table:style-name="Table1.17">
          <table:table-cell table:style-name="Table1.A31" office:value-type="string">
            <text:p text:style-name="P70">2<text:span text:style-name="T18">3</text:span></text:p>
          </table:table-cell>
          <table:table-cell table:style-name="Table1.B40" office:value-type="string">
            <text:p text:style-name="P96">Local notifications</text:p>
          </table:table-cell>
          <table:table-cell table:style-name="Table1.C31" table:number-columns-spanned="2" office:value-type="string">
            <text:p text:style-name="P35"><text:s/><text:span text:style-name="T13">Supported</text:span></text:p>
          </table:table-cell>
          <table:covered-table-cell/>
          <table:table-cell table:style-name="Table1.E31" office:value-type="string">
            <text:p text:style-name="P21">Supported</text:p>
          </table:table-cell>
          <table:table-cell table:style-name="Table1.F31" office:value-type="string">
            <text:p text:style-name="P27">Supported</text:p>
          </table:table-cell>
          <table:table-cell table:style-name="Table1.G31" office:value-type="string">
            <text:p text:style-name="P3"/>
          </table:table-cell>
          <table:table-cell table:style-name="Table1.H31" office:value-type="string">
            <text:p text:style-name="P77">Tested <text:span text:style-name="T22">and supported by all browsers.</text:span></text:p>
          </table:table-cell>
        </table:table-row>
        <table:table-row table:style-name="Table1.17">
          <table:table-cell table:style-name="Table1.A32" office:value-type="string">
            <text:p text:style-name="P70">2<text:span text:style-name="T18">4</text:span></text:p>
          </table:table-cell>
          <table:table-cell table:style-name="Table1.B40" office:value-type="string">
            <text:p text:style-name="P96">Push Message</text:p>
          </table:table-cell>
          <table:table-cell table:style-name="Table1.C32" table:number-columns-spanned="2" office:value-type="string">
            <text:p text:style-name="P35"><text:s/><text:span text:style-name="T13">Supported</text:span></text:p>
          </table:table-cell>
          <table:covered-table-cell/>
          <table:table-cell table:style-name="Table1.E32" office:value-type="string">
            <text:p text:style-name="P21">Supported</text:p>
          </table:table-cell>
          <table:table-cell table:style-name="Table1.F32" office:value-type="string">
            <text:p text:style-name="P27">Supported</text:p>
          </table:table-cell>
          <table:table-cell table:style-name="Table1.G32" office:value-type="string">
            <text:p text:style-name="P3"/>
          </table:table-cell>
          <table:table-cell table:style-name="Table1.H32" office:value-type="string">
            <text:p text:style-name="P79">Tested <text:span text:style-name="T22">and supported by all browsers.</text:span></text:p>
          </table:table-cell>
        </table:table-row>
        <table:table-row table:style-name="Table1.17">
          <table:table-cell table:style-name="Table1.A33" office:value-type="string">
            <text:p text:style-name="P70">2<text:span text:style-name="T18">5</text:span></text:p>
          </table:table-cell>
          <table:table-cell table:style-name="Table1.B40" office:value-type="string">
            <text:p text:style-name="P96">Home screen installation</text:p>
          </table:table-cell>
          <table:table-cell table:style-name="Table1.C33" table:number-columns-spanned="2" office:value-type="string">
            <text:p text:style-name="P21">Supported</text:p>
          </table:table-cell>
          <table:covered-table-cell/>
          <table:table-cell table:style-name="Table1.E33" office:value-type="string">
            <text:p text:style-name="P21">Supported</text:p>
            <text:p text:style-name="P21"/>
          </table:table-cell>
          <table:table-cell table:style-name="Table1.F33" office:value-type="string">
            <text:p text:style-name="P27">Supported</text:p>
          </table:table-cell>
          <table:table-cell table:style-name="Table1.G33" office:value-type="string">
            <text:p text:style-name="P3"/>
          </table:table-cell>
          <table:table-cell table:style-name="Table1.H33" office:value-type="string">
            <text:p text:style-name="P77">Tested <text:span text:style-name="T22">and supported by only chrome browser.</text:span></text:p>
            <text:p text:style-name="P77"/>
            <text:p text:style-name="P77"/>
          </table:table-cell>
        </table:table-row>
        <text:soft-page-break/>
        <table:table-row table:style-name="Table1.17">
          <table:table-cell table:style-name="Table1.A34" office:value-type="string">
            <text:p text:style-name="P70">2<text:span text:style-name="T18">6</text:span></text:p>
          </table:table-cell>
          <table:table-cell table:style-name="Table1.B40" office:value-type="string">
            <text:p text:style-name="P96">Foreground detection</text:p>
          </table:table-cell>
          <table:table-cell table:style-name="Table1.C34" table:number-columns-spanned="2" office:value-type="string">
            <text:p text:style-name="P21">Supported</text:p>
          </table:table-cell>
          <table:covered-table-cell/>
          <table:table-cell table:style-name="Table1.E34" office:value-type="string">
            <text:p text:style-name="P21">Supported</text:p>
          </table:table-cell>
          <table:table-cell table:style-name="Table1.F34" office:value-type="string">
            <text:p text:style-name="P27">Supported</text:p>
          </table:table-cell>
          <table:table-cell table:style-name="Table1.G34" office:value-type="string">
            <text:p text:style-name="P3"/>
          </table:table-cell>
          <table:table-cell table:style-name="Table1.H34" office:value-type="string">
            <text:p text:style-name="P77">Tested <text:span text:style-name="T22">and supported by all browsers.</text:span></text:p>
          </table:table-cell>
        </table:table-row>
        <table:table-row table:style-name="Table1.17">
          <table:table-cell table:style-name="Table1.A35" office:value-type="string">
            <text:p text:style-name="P70">2<text:span text:style-name="T18">7</text:span></text:p>
          </table:table-cell>
          <table:table-cell table:style-name="Table1.B40" office:value-type="string">
            <text:p text:style-name="P96">Permissions</text:p>
          </table:table-cell>
          <table:table-cell table:style-name="Table1.C35" table:number-columns-spanned="2" office:value-type="string">
            <text:p text:style-name="P21">Supported</text:p>
          </table:table-cell>
          <table:covered-table-cell/>
          <table:table-cell table:style-name="Table1.E35" office:value-type="string">
            <text:p text:style-name="P21">Supported</text:p>
          </table:table-cell>
          <table:table-cell table:style-name="Table1.F35" office:value-type="string">
            <text:p text:style-name="P27">Supported</text:p>
          </table:table-cell>
          <table:table-cell table:style-name="Table1.G35" office:value-type="string">
            <text:p text:style-name="P3"/>
          </table:table-cell>
          <table:table-cell table:style-name="Table1.H35" office:value-type="string">
            <text:p text:style-name="P77">Tested <text:span text:style-name="T22">and supported by google chrome and Mozilla Firefox browsers.</text:span></text:p>
          </table:table-cell>
        </table:table-row>
        <table:table-row table:style-name="Table1.17">
          <table:table-cell table:style-name="Table1.A36" office:value-type="string">
            <text:p text:style-name="P69"/>
          </table:table-cell>
          <table:table-cell table:style-name="Table1.B36" table:number-columns-spanned="6" office:value-type="string">
            <text:p text:style-name="P56"><text:s text:c="53"/><text:span text:style-name="T16">OPERATING SYSTEM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36" office:value-type="string">
            <text:p text:style-name="P80">Tested <text:span text:style-name="T22">and supported by all browsers.</text:span></text:p>
          </table:table-cell>
        </table:table-row>
        <table:table-row table:style-name="Table1.17">
          <table:table-cell table:style-name="Table1.A37" office:value-type="string">
            <text:p text:style-name="P70">2<text:span text:style-name="T18">8</text:span></text:p>
          </table:table-cell>
          <table:table-cell table:style-name="Table1.B40" office:value-type="string">
            <text:p text:style-name="P96">Offline storage</text:p>
          </table:table-cell>
          <table:table-cell table:style-name="Table1.C37" table:number-columns-spanned="2" office:value-type="string">
            <text:p text:style-name="P21">Supported</text:p>
          </table:table-cell>
          <table:covered-table-cell/>
          <table:table-cell table:style-name="Table1.E37" office:value-type="string">
            <text:p text:style-name="P21">Supported</text:p>
          </table:table-cell>
          <table:table-cell table:style-name="Table1.F37" office:value-type="string">
            <text:p text:style-name="P27">Supported</text:p>
          </table:table-cell>
          <table:table-cell table:style-name="Table1.G37" office:value-type="string">
            <text:p text:style-name="P3"/>
          </table:table-cell>
          <table:table-cell table:style-name="Table1.H37" office:value-type="string">
            <text:p text:style-name="P80">Tested <text:span text:style-name="T22">and supported by all browsers.</text:span></text:p>
          </table:table-cell>
        </table:table-row>
        <table:table-row table:style-name="Table1.17">
          <table:table-cell table:style-name="Table1.A38" office:value-type="string">
            <text:p text:style-name="P73">29</text:p>
          </table:table-cell>
          <table:table-cell table:style-name="Table1.B40" office:value-type="string">
            <text:p text:style-name="P96">File access</text:p>
          </table:table-cell>
          <table:table-cell table:style-name="Table1.C38" table:number-columns-spanned="2" office:value-type="string">
            <text:p text:style-name="P21">Supported</text:p>
          </table:table-cell>
          <table:covered-table-cell/>
          <table:table-cell table:style-name="Table1.E38" office:value-type="string">
            <text:p text:style-name="P21">Supported</text:p>
          </table:table-cell>
          <table:table-cell table:style-name="Table1.F38" office:value-type="string">
            <text:p text:style-name="P27">Supported</text:p>
          </table:table-cell>
          <table:table-cell table:style-name="Table1.G38" office:value-type="string">
            <text:p text:style-name="P3"/>
          </table:table-cell>
          <table:table-cell table:style-name="Table1.H38" office:value-type="string">
            <text:p text:style-name="P80">Tested <text:span text:style-name="T22">and supported by all browsers.</text:span></text:p>
          </table:table-cell>
        </table:table-row>
        <table:table-row table:style-name="Table1.17">
          <table:table-cell table:style-name="Table1.A39" office:value-type="string">
            <text:p text:style-name="P70">3<text:span text:style-name="T18">0</text:span></text:p>
          </table:table-cell>
          <table:table-cell table:style-name="Table1.B40" office:value-type="string">
            <text:p text:style-name="P96">Contact </text:p>
          </table:table-cell>
          <table:table-cell table:style-name="Table1.C39" table:number-columns-spanned="2" office:value-type="string">
            <text:p text:style-name="P35">Not <text:span text:style-name="T13">Supported</text:span></text:p>
          </table:table-cell>
          <table:covered-table-cell/>
          <table:table-cell table:style-name="Table1.E39" office:value-type="string">
            <text:p text:style-name="P35">Not <text:span text:style-name="T13">Supported</text:span></text:p>
          </table:table-cell>
          <table:table-cell table:style-name="Table1.F39" office:value-type="string">
            <text:p text:style-name="P27">Supported</text:p>
          </table:table-cell>
          <table:table-cell table:style-name="Table1.G39" office:value-type="string">
            <text:p text:style-name="P3"/>
          </table:table-cell>
          <table:table-cell table:style-name="Table1.H39" office:value-type="string">
            <text:p text:style-name="P86">Tested <text:span text:style-name="T23">and does not support on any browser </text:span></text:p>
          </table:table-cell>
        </table:table-row>
        <table:table-row table:style-name="Table1.40">
          <table:table-cell table:style-name="Table1.A40" office:value-type="string">
            <text:p text:style-name="P70">3<text:span text:style-name="T18">1</text:span></text:p>
          </table:table-cell>
          <table:table-cell table:style-name="Table1.B40" office:value-type="string">
            <text:p text:style-name="P96">SMS</text:p>
          </table:table-cell>
          <table:table-cell table:style-name="Table1.C40" table:number-columns-spanned="2" office:value-type="string">
            <text:p text:style-name="P35">Not <text:span text:style-name="T13">Supported</text:span></text:p>
          </table:table-cell>
          <table:covered-table-cell/>
          <table:table-cell table:style-name="Table1.E40" office:value-type="string">
            <text:p text:style-name="P35">Not <text:span text:style-name="T13">Supported</text:span></text:p>
          </table:table-cell>
          <table:table-cell table:style-name="Table1.F40" office:value-type="string">
            <text:p text:style-name="P27">Supported</text:p>
          </table:table-cell>
          <table:table-cell table:style-name="Table1.G40" office:value-type="string">
            <text:p text:style-name="P3"/>
          </table:table-cell>
          <table:table-cell table:style-name="Table1.H40" office:value-type="string">
            <text:p text:style-name="P78">Tested does not support on any browser </text:p>
          </table:table-cell>
        </table:table-row>
        <table:table-row table:style-name="Table1.17">
          <table:table-cell table:style-name="Table1.A41" office:value-type="string">
            <text:p text:style-name="P70">3<text:span text:style-name="T18">2</text:span></text:p>
          </table:table-cell>
          <table:table-cell table:style-name="Table1.B67" office:value-type="string">
            <text:p text:style-name="P96">Storage quotas</text:p>
          </table:table-cell>
          <table:table-cell table:style-name="Table1.C41" table:number-columns-spanned="2" office:value-type="string">
            <text:p text:style-name="P35">Not Supported <text:span text:style-name="T19">(Limited storage)</text:span></text:p>
          </table:table-cell>
          <table:covered-table-cell/>
          <table:table-cell table:style-name="Table1.E41" office:value-type="string">
            <text:p text:style-name="P21">Supported</text:p>
          </table:table-cell>
          <table:table-cell table:style-name="Table1.F41" office:value-type="string">
            <text:p text:style-name="P27">Supported</text:p>
          </table:table-cell>
          <table:table-cell table:style-name="Table1.G41" office:value-type="string">
            <text:p text:style-name="P3"/>
          </table:table-cell>
          <table:table-cell table:style-name="Table1.H41" office:value-type="string">
            <text:p text:style-name="P78">Tested does not support on <text:s text:c="4"/><text:span text:style-name="T24">Internet Explorer </text:span>browser.</text:p>
          </table:table-cell>
        </table:table-row>
        <table:table-row table:style-name="Table1.17">
          <table:table-cell table:style-name="Table1.A42" office:value-type="string">
            <text:p text:style-name="P70">3<text:span text:style-name="T18">3</text:span></text:p>
          </table:table-cell>
          <table:table-cell table:style-name="Table1.B67" office:value-type="string">
            <text:p text:style-name="P34">Task scheduling </text:p>
          </table:table-cell>
          <table:table-cell table:style-name="Table1.C42" table:number-columns-spanned="2" office:value-type="string">
            <text:p text:style-name="P35">Not <text:span text:style-name="T13">Supported</text:span></text:p>
          </table:table-cell>
          <table:covered-table-cell/>
          <table:table-cell table:style-name="Table1.E42" office:value-type="string">
            <text:p text:style-name="P35">Not <text:span text:style-name="T13">Supported</text:span></text:p>
          </table:table-cell>
          <table:table-cell table:style-name="Table1.F42" office:value-type="string">
            <text:p text:style-name="P27">Supported</text:p>
          </table:table-cell>
          <table:table-cell table:style-name="Table1.G42" office:value-type="string">
            <text:p text:style-name="P3"/>
          </table:table-cell>
          <table:table-cell table:style-name="Table1.H42" office:value-type="string">
            <text:p text:style-name="P81">Tested <text:span text:style-name="T25">and </text:span><text:s/>does not support on any browser.</text:p>
          </table:table-cell>
        </table:table-row>
        <table:table-row table:style-name="Table1.17">
          <table:table-cell table:style-name="Table1.A43" office:value-type="string">
            <text:p text:style-name="P69"/>
          </table:table-cell>
          <table:table-cell table:style-name="Table1.B43" table:number-columns-spanned="6" office:value-type="string">
            <text:p text:style-name="P30"><text:s text:c="56"/><text:span text:style-name="T6"><text:s/></text:span><text:span text:style-name="T8">INPUT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43" office:value-type="string">
            <text:p text:style-name="P30"/>
          </table:table-cell>
        </table:table-row>
        <table:table-row table:style-name="Table1.17">
          <table:table-cell table:style-name="Table1.A44" office:value-type="string">
            <text:p text:style-name="P70">3<text:span text:style-name="T18">4</text:span></text:p>
          </table:table-cell>
          <table:table-cell table:style-name="Table1.B67" office:value-type="string">
            <text:p text:style-name="P36">Touch gesture</text:p>
          </table:table-cell>
          <table:table-cell table:style-name="Table1.C44" table:number-columns-spanned="2" office:value-type="string">
            <text:p text:style-name="P22">Supported</text:p>
          </table:table-cell>
          <table:covered-table-cell/>
          <table:table-cell table:style-name="Table1.E44" office:value-type="string">
            <text:p text:style-name="P22">Supported</text:p>
          </table:table-cell>
          <table:table-cell table:style-name="Table1.F44" office:value-type="string">
            <text:p text:style-name="P27">Supported</text:p>
          </table:table-cell>
          <table:table-cell table:style-name="Table1.G44" office:value-type="string">
            <text:p text:style-name="P3"/>
          </table:table-cell>
          <table:table-cell table:style-name="Table1.H44" office:value-type="string">
            <text:p text:style-name="P82">Tested <text:span text:style-name="T22">and supported by all browsers.</text:span></text:p>
          </table:table-cell>
        </table:table-row>
        <table:table-row table:style-name="Table1.17">
          <table:table-cell table:style-name="Table1.A45" office:value-type="string">
            <text:p text:style-name="P70">3<text:span text:style-name="T18">5</text:span></text:p>
          </table:table-cell>
          <table:table-cell table:style-name="Table1.B67" office:value-type="string">
            <text:p text:style-name="P36">Speech recognition</text:p>
          </table:table-cell>
          <table:table-cell table:style-name="Table1.C45" table:number-columns-spanned="2" office:value-type="string">
            <text:p text:style-name="P37">Not <text:span text:style-name="T13">Supported</text:span></text:p>
          </table:table-cell>
          <table:covered-table-cell/>
          <table:table-cell table:style-name="Table1.E45" office:value-type="string">
            <text:p text:style-name="P22">Supported</text:p>
          </table:table-cell>
          <table:table-cell table:style-name="Table1.F45" office:value-type="string">
            <text:p text:style-name="P27">Supported</text:p>
          </table:table-cell>
          <table:table-cell table:style-name="Table1.G45" office:value-type="string">
            <text:p text:style-name="P3"/>
          </table:table-cell>
          <table:table-cell table:style-name="Table1.H45" office:value-type="string">
            <text:p text:style-name="P89">Supported only on google chrome browser.</text:p>
          </table:table-cell>
        </table:table-row>
        <table:table-row table:style-name="Table1.17">
          <table:table-cell table:style-name="Table1.A46" office:value-type="string">
            <text:p text:style-name="P70">3<text:span text:style-name="T18">6</text:span></text:p>
          </table:table-cell>
          <table:table-cell table:style-name="Table1.B67" office:value-type="string">
            <text:p text:style-name="P36">Clipboard(copy and paste)</text:p>
          </table:table-cell>
          <table:table-cell table:style-name="Table1.C46" table:number-columns-spanned="2" office:value-type="string">
            <text:p text:style-name="P22">Supported</text:p>
          </table:table-cell>
          <table:covered-table-cell/>
          <table:table-cell table:style-name="Table1.E46" office:value-type="string">
            <text:p text:style-name="P22">Supported</text:p>
          </table:table-cell>
          <table:table-cell table:style-name="Table1.F46" office:value-type="string">
            <text:p text:style-name="P27">Supported</text:p>
          </table:table-cell>
          <table:table-cell table:style-name="Table1.G46" office:value-type="string">
            <text:p text:style-name="P3"/>
          </table:table-cell>
          <table:table-cell table:style-name="Table1.H46" office:value-type="string">
            <text:p text:style-name="P82">Tested <text:span text:style-name="T22">and supported by all browsers.</text:span></text:p>
          </table:table-cell>
        </table:table-row>
        <table:table-row table:style-name="Table1.17">
          <table:table-cell table:style-name="Table1.A47" office:value-type="string">
            <text:p text:style-name="P70">3<text:span text:style-name="T18">7</text:span></text:p>
          </table:table-cell>
          <table:table-cell table:style-name="Table1.B67" office:value-type="string">
            <text:p text:style-name="P36">Pointing device adaptation</text:p>
          </table:table-cell>
          <table:table-cell table:style-name="Table1.C47" table:number-columns-spanned="2" office:value-type="string">
            <text:p text:style-name="P22">Supported</text:p>
          </table:table-cell>
          <table:covered-table-cell/>
          <table:table-cell table:style-name="Table1.E47" office:value-type="string">
            <text:p text:style-name="P22">Supported</text:p>
          </table:table-cell>
          <table:table-cell table:style-name="Table1.F47" office:value-type="string">
            <text:p text:style-name="P27">Supported</text:p>
          </table:table-cell>
          <table:table-cell table:style-name="Table1.G47" office:value-type="string">
            <text:p text:style-name="P3"/>
          </table:table-cell>
          <table:table-cell table:style-name="Table1.H47" office:value-type="string">
            <text:p text:style-name="P82">Tested <text:span text:style-name="T22">and supported by all the browsers.</text:span></text:p>
            <text:p text:style-name="P82"/>
            <text:p text:style-name="P82"/>
            <text:p text:style-name="P82"/>
          </table:table-cell>
        </table:table-row>
        <text:soft-page-break/>
        <table:table-row table:style-name="Table1.17">
          <table:table-cell table:style-name="Table1.A48" office:value-type="string">
            <text:p text:style-name="P67"/>
          </table:table-cell>
          <table:table-cell table:style-name="Table1.B48" table:number-columns-spanned="6" office:value-type="string">
            <text:p text:style-name="P32"><text:s text:c="59"/><text:span text:style-name="T6"><text:s text:c="2"/></text:span><text:span text:style-name="T9">SEAMLESS EXPERIENCE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48" office:value-type="string">
            <text:p text:style-name="P32"/>
          </table:table-cell>
        </table:table-row>
        <table:table-row table:style-name="Table1.17">
          <table:table-cell table:style-name="Table1.A49" office:value-type="string">
            <text:p text:style-name="P70">3<text:span text:style-name="T18">8</text:span></text:p>
          </table:table-cell>
          <table:table-cell table:style-name="Table1.B67" office:value-type="string">
            <text:p text:style-name="P38">Offline mode</text:p>
          </table:table-cell>
          <table:table-cell table:style-name="Table1.C49" table:number-columns-spanned="2" office:value-type="string">
            <text:p text:style-name="P23">Supported</text:p>
          </table:table-cell>
          <table:covered-table-cell/>
          <table:table-cell table:style-name="Table1.E49" office:value-type="string">
            <text:p text:style-name="P23">Supported</text:p>
          </table:table-cell>
          <table:table-cell table:style-name="Table1.F49" office:value-type="string">
            <text:p text:style-name="P27">Supported</text:p>
          </table:table-cell>
          <table:table-cell table:style-name="Table1.G49" office:value-type="string">
            <text:p text:style-name="P3"/>
          </table:table-cell>
          <table:table-cell table:style-name="Table1.H49" office:value-type="string">
            <text:p text:style-name="P83">Tested <text:span text:style-name="T22">and supported by all the browsers.</text:span></text:p>
            <text:p text:style-name="P83"/>
          </table:table-cell>
        </table:table-row>
        <table:table-row table:style-name="Table1.17">
          <table:table-cell table:style-name="Table1.A50" office:value-type="string">
            <text:p text:style-name="P73">39</text:p>
          </table:table-cell>
          <table:table-cell table:style-name="Table1.B67" office:value-type="string">
            <text:p text:style-name="P39">Background Sync</text:p>
          </table:table-cell>
          <table:table-cell table:style-name="Table1.C50" table:number-columns-spanned="2" office:value-type="string">
            <text:p text:style-name="P40">Not <text:span text:style-name="T13">Supported </text:span></text:p>
          </table:table-cell>
          <table:covered-table-cell/>
          <table:table-cell table:style-name="Table1.E50" office:value-type="string">
            <text:p text:style-name="P24">Supported</text:p>
          </table:table-cell>
          <table:table-cell table:style-name="Table1.F50" office:value-type="string">
            <text:p text:style-name="P27">Supported</text:p>
          </table:table-cell>
          <table:table-cell table:style-name="Table1.G50" office:value-type="string">
            <text:p text:style-name="P3"/>
          </table:table-cell>
          <table:table-cell table:style-name="Table1.H50" office:value-type="string">
            <text:p text:style-name="P83">Tested does not support on <text:span text:style-name="T25">IE and Mozilla Firefox browser</text:span></text:p>
          </table:table-cell>
        </table:table-row>
        <table:table-row table:style-name="Table1.17">
          <table:table-cell table:style-name="Table1.A51" office:value-type="string">
            <text:p text:style-name="P70">4<text:span text:style-name="T18">0</text:span></text:p>
          </table:table-cell>
          <table:table-cell table:style-name="Table1.B67" office:value-type="string">
            <text:p text:style-name="P39">Inter-app communication</text:p>
          </table:table-cell>
          <table:table-cell table:style-name="Table1.C51" table:number-columns-spanned="2" office:value-type="string">
            <text:p text:style-name="P40">Not <text:span text:style-name="T13">Supported</text:span></text:p>
          </table:table-cell>
          <table:covered-table-cell/>
          <table:table-cell table:style-name="Table1.E51" office:value-type="string">
            <text:p text:style-name="P24">Supported</text:p>
          </table:table-cell>
          <table:table-cell table:style-name="Table1.F51" office:value-type="string">
            <text:p text:style-name="P27">Supported</text:p>
          </table:table-cell>
          <table:table-cell table:style-name="Table1.G51" office:value-type="string">
            <text:p text:style-name="P3"/>
          </table:table-cell>
          <table:table-cell table:style-name="Table1.H51" office:value-type="string">
            <text:p text:style-name="P83">Tested <text:span text:style-name="T25">and </text:span><text:s/>does not support on any browser.</text:p>
          </table:table-cell>
        </table:table-row>
        <table:table-row table:style-name="Table1.17">
          <table:table-cell table:style-name="Table1.A52" office:value-type="string">
            <text:p text:style-name="P70">4<text:span text:style-name="T18">1</text:span></text:p>
          </table:table-cell>
          <table:table-cell table:style-name="Table1.B67" office:value-type="string">
            <text:p text:style-name="P41">Payments</text:p>
          </table:table-cell>
          <table:table-cell table:style-name="Table1.C52" table:number-columns-spanned="2" office:value-type="string">
            <text:p text:style-name="P25">Supported</text:p>
          </table:table-cell>
          <table:covered-table-cell/>
          <table:table-cell table:style-name="Table1.E52" office:value-type="string">
            <text:p text:style-name="P25">Supported</text:p>
          </table:table-cell>
          <table:table-cell table:style-name="Table1.F52" office:value-type="string">
            <text:p text:style-name="P27">Supported</text:p>
          </table:table-cell>
          <table:table-cell table:style-name="Table1.G52" office:value-type="string">
            <text:p text:style-name="P3"/>
          </table:table-cell>
          <table:table-cell table:style-name="Table1.H52" office:value-type="string">
            <text:p text:style-name="P83">Tested <text:span text:style-name="T25">and </text:span><text:s/>does not support on <text:span text:style-name="T25">Mozilla browser</text:span>.</text:p>
          </table:table-cell>
        </table:table-row>
        <table:table-row table:style-name="Table1.53">
          <table:table-cell table:style-name="Table1.A53" office:value-type="string">
            <text:p text:style-name="P70">4<text:span text:style-name="T18">2</text:span></text:p>
          </table:table-cell>
          <table:table-cell table:style-name="Table1.B67" office:value-type="string">
            <text:p text:style-name="P41">Credentials</text:p>
          </table:table-cell>
          <table:table-cell table:style-name="Table1.C53" table:number-columns-spanned="2" office:value-type="string">
            <text:p text:style-name="P42">Not <text:span text:style-name="T13">Supported</text:span></text:p>
          </table:table-cell>
          <table:covered-table-cell/>
          <table:table-cell table:style-name="Table1.E53" office:value-type="string">
            <text:p text:style-name="P25">Supported</text:p>
          </table:table-cell>
          <table:table-cell table:style-name="Table1.F53" office:value-type="string">
            <text:p text:style-name="P27">Supported</text:p>
          </table:table-cell>
          <table:table-cell table:style-name="Table1.G53" office:value-type="string">
            <text:p text:style-name="P3"/>
          </table:table-cell>
          <table:table-cell table:style-name="Table1.H53" office:value-type="string">
            <text:p text:style-name="P90">Supported only on google chrome browser.</text:p>
          </table:table-cell>
        </table:table-row>
        <table:table-row table:style-name="Table1.17">
          <table:table-cell table:style-name="Table1.A54" office:value-type="string">
            <text:p text:style-name="P71"/>
          </table:table-cell>
          <table:table-cell table:style-name="Table1.B54" table:number-columns-spanned="6" office:value-type="string">
            <text:p text:style-name="P32"><text:s text:c="54"/><text:span text:style-name="T6"><text:s text:c="2"/></text:span><text:span text:style-name="T10">LOCATION AND POSITION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54" office:value-type="string">
            <text:p text:style-name="P32"/>
          </table:table-cell>
        </table:table-row>
        <table:table-row table:style-name="Table1.17">
          <table:table-cell table:style-name="Table1.A55" office:value-type="string">
            <text:p text:style-name="P70">4<text:span text:style-name="T18">3</text:span></text:p>
          </table:table-cell>
          <table:table-cell table:style-name="Table1.B67" office:value-type="string">
            <text:p text:style-name="P41">Geolocation</text:p>
          </table:table-cell>
          <table:table-cell table:style-name="Table1.C55" table:number-columns-spanned="2" office:value-type="string">
            <text:p text:style-name="P25">Supported</text:p>
          </table:table-cell>
          <table:covered-table-cell/>
          <table:table-cell table:style-name="Table1.E55" office:value-type="string">
            <text:p text:style-name="P25">Supported</text:p>
          </table:table-cell>
          <table:table-cell table:style-name="Table1.F55" office:value-type="string">
            <text:p text:style-name="P27">Supported</text:p>
          </table:table-cell>
          <table:table-cell table:style-name="Table1.G55" office:value-type="string">
            <text:p text:style-name="P3"/>
          </table:table-cell>
          <table:table-cell table:style-name="Table1.H55" office:value-type="string">
            <text:p text:style-name="P84">Tested <text:span text:style-name="T22">and supported by all the browsers.</text:span></text:p>
          </table:table-cell>
        </table:table-row>
        <table:table-row table:style-name="Table1.17">
          <table:table-cell table:style-name="Table1.A56" office:value-type="string">
            <text:p text:style-name="P70">4<text:span text:style-name="T18">4</text:span></text:p>
          </table:table-cell>
          <table:table-cell table:style-name="Table1.B67" office:value-type="string">
            <text:p text:style-name="P41">Geofencing</text:p>
          </table:table-cell>
          <table:table-cell table:style-name="Table1.C56" table:number-columns-spanned="2" office:value-type="string">
            <text:p text:style-name="P42">Not <text:span text:style-name="T13">Supported</text:span></text:p>
          </table:table-cell>
          <table:covered-table-cell/>
          <table:table-cell table:style-name="Table1.E56" office:value-type="string">
            <text:p text:style-name="P25"><text:span text:style-name="T17">Not </text:span>Supported</text:p>
          </table:table-cell>
          <table:table-cell table:style-name="Table1.F56" office:value-type="string">
            <text:p text:style-name="P27">Supported</text:p>
          </table:table-cell>
          <table:table-cell table:style-name="Table1.G56" office:value-type="string">
            <text:p text:style-name="P3"/>
          </table:table-cell>
          <table:table-cell table:style-name="Table1.H56" office:value-type="string">
            <text:p text:style-name="P83">Tested <text:span text:style-name="T25">and </text:span><text:s/>does not support on any browser.</text:p>
          </table:table-cell>
        </table:table-row>
        <table:table-row table:style-name="Table1.17">
          <table:table-cell table:style-name="Table1.A57" office:value-type="string">
            <text:p text:style-name="P70">4<text:span text:style-name="T18">5</text:span></text:p>
          </table:table-cell>
          <table:table-cell table:style-name="Table1.B67" office:value-type="string">
            <text:p text:style-name="P41">Device position</text:p>
          </table:table-cell>
          <table:table-cell table:style-name="Table1.C57" table:number-columns-spanned="2" office:value-type="string">
            <text:p text:style-name="P25">Supported</text:p>
          </table:table-cell>
          <table:covered-table-cell/>
          <table:table-cell table:style-name="Table1.E57" office:value-type="string">
            <text:p text:style-name="P25">Supported</text:p>
          </table:table-cell>
          <table:table-cell table:style-name="Table1.F57" office:value-type="string">
            <text:p text:style-name="P27">Supported</text:p>
          </table:table-cell>
          <table:table-cell table:style-name="Table1.G57" office:value-type="string">
            <text:p text:style-name="P3"/>
          </table:table-cell>
          <table:table-cell table:style-name="Table1.H57" office:value-type="string">
            <text:p text:style-name="P84">Tested <text:span text:style-name="T22">and supported by all the browsers.</text:span></text:p>
          </table:table-cell>
        </table:table-row>
        <table:table-row table:style-name="Table1.17">
          <table:table-cell table:style-name="Table1.A58" office:value-type="string">
            <text:p text:style-name="P70">4<text:span text:style-name="T18">6</text:span></text:p>
          </table:table-cell>
          <table:table-cell table:style-name="Table1.B67" office:value-type="string">
            <text:p text:style-name="P41">Device motion</text:p>
          </table:table-cell>
          <table:table-cell table:style-name="Table1.C58" table:number-columns-spanned="2" office:value-type="string">
            <text:p text:style-name="P25">Supported</text:p>
          </table:table-cell>
          <table:covered-table-cell/>
          <table:table-cell table:style-name="Table1.E58" office:value-type="string">
            <text:p text:style-name="P25">Supported</text:p>
          </table:table-cell>
          <table:table-cell table:style-name="Table1.F58" office:value-type="string">
            <text:p text:style-name="P27">Supported</text:p>
          </table:table-cell>
          <table:table-cell table:style-name="Table1.G58" office:value-type="string">
            <text:p text:style-name="P3"/>
          </table:table-cell>
          <table:table-cell table:style-name="Table1.H58" office:value-type="string">
            <text:p text:style-name="P84">Tested <text:span text:style-name="T22">and supported by all the browsers.</text:span></text:p>
          </table:table-cell>
        </table:table-row>
        <table:table-row table:style-name="Table1.17">
          <table:table-cell table:style-name="Table1.A59" office:value-type="string">
            <text:p text:style-name="P70">4<text:span text:style-name="T18">7</text:span></text:p>
          </table:table-cell>
          <table:table-cell table:style-name="Table1.B67" office:value-type="string">
            <text:p text:style-name="P41">Proximity sensors</text:p>
          </table:table-cell>
          <table:table-cell table:style-name="Table1.C59" table:number-columns-spanned="2" office:value-type="string">
            <text:p text:style-name="P42">Not <text:span text:style-name="T13">Supported</text:span></text:p>
          </table:table-cell>
          <table:covered-table-cell/>
          <table:table-cell table:style-name="Table1.E59" office:value-type="string">
            <text:p text:style-name="P42">Not <text:span text:style-name="T13">Supported</text:span></text:p>
          </table:table-cell>
          <table:table-cell table:style-name="Table1.F59" office:value-type="string">
            <text:p text:style-name="P27">Supported</text:p>
          </table:table-cell>
          <table:table-cell table:style-name="Table1.G59" office:value-type="string">
            <text:p text:style-name="P3"/>
            <text:p text:style-name="P3"/>
          </table:table-cell>
          <table:table-cell table:style-name="Table1.H59" office:value-type="string">
            <text:p text:style-name="P91">Tested and supported by only Mozilla Firefox</text:p>
          </table:table-cell>
        </table:table-row>
        <table:table-row table:style-name="Table1.17">
          <table:table-cell table:style-name="Table1.A60" office:value-type="string">
            <text:p text:style-name="P67"/>
          </table:table-cell>
          <table:table-cell table:style-name="Table1.B60" table:number-columns-spanned="6" office:value-type="string">
            <text:p text:style-name="P30"><text:s text:c="56"/><text:span text:style-name="T6"><text:s text:c="5"/></text:span><text:span text:style-name="T10">SCREEN AND OUTPUT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60" office:value-type="string">
            <text:p text:style-name="P30"/>
          </table:table-cell>
        </table:table-row>
        <table:table-row table:style-name="Table1.17">
          <table:table-cell table:style-name="Table1.A61" office:value-type="string">
            <text:p text:style-name="P70">4<text:span text:style-name="T18">8</text:span></text:p>
          </table:table-cell>
          <table:table-cell table:style-name="Table1.B67" office:value-type="string">
            <text:p text:style-name="P41">Virtual and augmented <text:s text:c="3"/>reality</text:p>
          </table:table-cell>
          <table:table-cell table:style-name="Table1.C61" table:number-columns-spanned="2" office:value-type="string">
            <text:p text:style-name="P42">Not <text:span text:style-name="T13">Supported</text:span></text:p>
          </table:table-cell>
          <table:covered-table-cell/>
          <table:table-cell table:style-name="Table1.E61" office:value-type="string">
            <text:p text:style-name="P42">Not <text:span text:style-name="T13">Supported</text:span></text:p>
          </table:table-cell>
          <table:table-cell table:style-name="Table1.F61" office:value-type="string">
            <text:p text:style-name="P27">Supported</text:p>
          </table:table-cell>
          <table:table-cell table:style-name="Table1.G61" office:value-type="string">
            <text:p text:style-name="P3"/>
          </table:table-cell>
          <table:table-cell table:style-name="Table1.H61" office:value-type="string">
            <text:p text:style-name="P92">Does not supported on google chrome browser.</text:p>
          </table:table-cell>
        </table:table-row>
        <table:table-row table:style-name="Table1.17">
          <table:table-cell table:style-name="Table1.A62" office:value-type="string">
            <text:p text:style-name="P73">49</text:p>
          </table:table-cell>
          <table:table-cell table:style-name="Table1.B67" office:value-type="string">
            <text:p text:style-name="P93">Full screen</text:p>
          </table:table-cell>
          <table:table-cell table:style-name="Table1.C62" table:number-columns-spanned="2" office:value-type="string">
            <text:p text:style-name="P42">Not <text:span text:style-name="T13">Supported</text:span></text:p>
          </table:table-cell>
          <table:covered-table-cell/>
          <table:table-cell table:style-name="Table1.E62" office:value-type="string">
            <text:p text:style-name="P25">Supported</text:p>
          </table:table-cell>
          <table:table-cell table:style-name="Table1.F62" office:value-type="string">
            <text:p text:style-name="P27">Supported</text:p>
          </table:table-cell>
          <table:table-cell table:style-name="Table1.G62" office:value-type="string">
            <text:p text:style-name="P3"/>
          </table:table-cell>
          <table:table-cell table:style-name="Table1.H62" office:value-type="string">
            <text:p text:style-name="P85">Tested <text:span text:style-name="T22">and supported by all the browsers.</text:span></text:p>
          </table:table-cell>
        </table:table-row>
        <table:table-row table:style-name="Table1.17">
          <table:table-cell table:style-name="Table1.A63" office:value-type="string">
            <text:p text:style-name="P70">5<text:span text:style-name="T18">0</text:span></text:p>
          </table:table-cell>
          <table:table-cell table:style-name="Table1.B67" office:value-type="string">
            <text:p text:style-name="P41">Screen Orientation and lock</text:p>
          </table:table-cell>
          <table:table-cell table:style-name="Table1.C63" table:number-columns-spanned="2" office:value-type="string">
            <text:p text:style-name="P42">Not Supported</text:p>
          </table:table-cell>
          <table:covered-table-cell/>
          <table:table-cell table:style-name="Table1.E63" office:value-type="string">
            <text:p text:style-name="P25">Supported</text:p>
          </table:table-cell>
          <table:table-cell table:style-name="Table1.F63" office:value-type="string">
            <text:p text:style-name="P27">Supported</text:p>
          </table:table-cell>
          <table:table-cell table:style-name="Table1.G63" office:value-type="string">
            <text:p text:style-name="P3"/>
          </table:table-cell>
          <table:table-cell table:style-name="Table1.H63" office:value-type="string">
            <text:p text:style-name="P85">Tested <text:span text:style-name="T22">and supported by all the browsers.</text:span></text:p>
            <text:p text:style-name="P85"/>
          </table:table-cell>
        </table:table-row>
        <text:soft-page-break/>
        <table:table-row table:style-name="Table1.17">
          <table:table-cell table:style-name="Table1.A64" office:value-type="string">
            <text:p text:style-name="P70">5<text:span text:style-name="T18">1</text:span></text:p>
          </table:table-cell>
          <table:table-cell table:style-name="Table1.B67" office:value-type="string">
            <text:p text:style-name="P41">Wake lock</text:p>
          </table:table-cell>
          <table:table-cell table:style-name="Table1.C64" table:number-columns-spanned="2" office:value-type="string">
            <text:p text:style-name="P42">Not <text:span text:style-name="T13">Supported</text:span></text:p>
          </table:table-cell>
          <table:covered-table-cell/>
          <table:table-cell table:style-name="Table1.E64" office:value-type="string">
            <text:p text:style-name="P42">Not Supported</text:p>
          </table:table-cell>
          <table:table-cell table:style-name="Table1.F64" office:value-type="string">
            <text:p text:style-name="P27">Supported</text:p>
          </table:table-cell>
          <table:table-cell table:style-name="Table1.G64" office:value-type="string">
            <text:p text:style-name="P3"/>
          </table:table-cell>
          <table:table-cell table:style-name="Table1.H64" office:value-type="string">
            <text:p text:style-name="P85">Tested <text:span text:style-name="T25">and </text:span><text:s/>does not support on any browser.</text:p>
          </table:table-cell>
        </table:table-row>
        <table:table-row table:style-name="Table1.17">
          <table:table-cell table:style-name="Table1.A65" office:value-type="string">
            <text:p text:style-name="P70">5<text:span text:style-name="T18">2</text:span></text:p>
          </table:table-cell>
          <table:table-cell table:style-name="Table1.B67" office:value-type="string">
            <text:p text:style-name="P41">Presentation features</text:p>
          </table:table-cell>
          <table:table-cell table:style-name="Table1.C65" table:number-columns-spanned="2" office:value-type="string">
            <text:p text:style-name="P42">Not <text:span text:style-name="T13">Supported</text:span></text:p>
          </table:table-cell>
          <table:covered-table-cell/>
          <table:table-cell table:style-name="Table1.E65" office:value-type="string">
            <text:p text:style-name="P25">Supported</text:p>
          </table:table-cell>
          <table:table-cell table:style-name="Table1.F65" office:value-type="string">
            <text:p text:style-name="P27">Supported</text:p>
          </table:table-cell>
          <table:table-cell table:style-name="Table1.G65" office:value-type="string">
            <text:p text:style-name="P3"/>
          </table:table-cell>
          <table:table-cell table:style-name="Table1.H65" office:value-type="string">
            <text:p text:style-name="P94">Supported only by chrome browser.</text:p>
          </table:table-cell>
        </table:table-row>
        <table:table-row table:style-name="Table1.17">
          <table:table-cell table:style-name="Table1.A66" office:value-type="string">
            <text:p text:style-name="P67"/>
          </table:table-cell>
          <table:table-cell table:style-name="Table1.B67" office:value-type="string">
            <text:p text:style-name="P30"/>
          </table:table-cell>
          <table:table-cell table:style-name="Table1.C66" table:number-columns-spanned="2" office:value-type="string">
            <text:p text:style-name="P19"/>
          </table:table-cell>
          <table:covered-table-cell/>
          <table:table-cell table:style-name="Table1.E66" office:value-type="string">
            <text:p text:style-name="P31"/>
          </table:table-cell>
          <table:table-cell table:style-name="Table1.F66" office:value-type="string">
            <text:p text:style-name="P19"/>
          </table:table-cell>
          <table:table-cell table:style-name="Table1.G66" office:value-type="string">
            <text:p text:style-name="P3"/>
          </table:table-cell>
          <table:table-cell table:style-name="Table1.H66" office:value-type="string">
            <text:p text:style-name="P3"/>
          </table:table-cell>
        </table:table-row>
        <table:table-row table:style-name="Table1.17">
          <table:table-cell table:style-name="Table1.A67" office:value-type="string">
            <text:p text:style-name="P70">5<text:span text:style-name="T18">3</text:span></text:p>
          </table:table-cell>
          <table:table-cell table:style-name="Table1.B67" office:value-type="string">
            <text:p text:style-name="P43">Multi-platform Availability</text:p>
          </table:table-cell>
          <table:table-cell table:style-name="Table1.C67" table:number-columns-spanned="3" office:value-type="string">
            <text:p text:style-name="P44">Only one version is created, which works for both iOS and Android</text:p>
          </table:table-cell>
          <table:covered-table-cell/>
          <table:covered-table-cell/>
          <table:table-cell table:style-name="Table1.F67" office:value-type="string">
            <text:p text:style-name="P44">You Need to create separate solution for each OS.</text:p>
          </table:table-cell>
          <table:table-cell table:style-name="Table1.G67" office:value-type="string">
            <text:p text:style-name="P3"/>
          </table:table-cell>
          <table:table-cell table:style-name="Table1.H67" office:value-type="string">
            <text:p text:style-name="P95">Tested</text:p>
          </table:table-cell>
        </table:table-row>
        <table:table-row table:style-name="Table1.17">
          <table:table-cell table:style-name="Table1.A68" office:value-type="string">
            <text:p text:style-name="P70">5<text:span text:style-name="T18">4</text:span></text:p>
          </table:table-cell>
          <table:table-cell table:style-name="Table1.B68" office:value-type="string">
            <text:p text:style-name="P45">Cost/ time required for <text:s/>development and support</text:p>
          </table:table-cell>
          <table:table-cell table:style-name="Table1.C68" table:number-columns-spanned="3" office:value-type="string">
            <text:p text:style-name="P46">Less expensive and quicker to develop and support. No dependence on new OS Version.</text:p>
          </table:table-cell>
          <table:covered-table-cell/>
          <table:covered-table-cell/>
          <table:table-cell table:style-name="Table1.F68" office:value-type="string">
            <text:p text:style-name="P46">Require more time and costs to create, and to further support each new app version for iOS and Android platforms.</text:p>
          </table:table-cell>
          <table:table-cell table:style-name="Table1.G68" office:value-type="string">
            <text:p text:style-name="P3"/>
          </table:table-cell>
          <table:table-cell table:style-name="Table1.H68" office:value-type="string">
            <text:p text:style-name="P95">Teste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T-Eesti-Pro-Text-Book" svg:font-family="GT-Eesti-Pro-Text-Book, Helvetica, sans-serif"/>
    <style:font-face style:name="Vardana" svg:font-family="Vardana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40297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14:07:14.061000000</meta:creation-date>
    <dc:date>2019-10-05T14:13:45.093000000</dc:date>
    <meta:editing-duration>P1DT3H19M34S</meta:editing-duration>
    <meta:editing-cycles>56</meta:editing-cycles>
    <meta:generator>LibreOffice/6.2.1.2$Windows_X86_64 LibreOffice_project/7bcb35dc3024a62dea0caee87020152d1ee96e71</meta:generator>
    <meta:document-statistic meta:table-count="1" meta:image-count="0" meta:object-count="0" meta:page-count="6" meta:paragraph-count="335" meta:word-count="984" meta:character-count="6624" meta:non-whitespace-character-count="5536"/>
  </office:meta>
</office:document-meta>
</file>